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21.128cm"/>
    </style:style>
    <style:style style:name="co3" style:family="table-column">
      <style:table-column-properties fo:break-before="auto" style:column-width="7.138cm"/>
    </style:style>
    <style:style style:name="co4" style:family="table-column">
      <style:table-column-properties fo:break-before="auto" style:column-width="6.69cm"/>
    </style:style>
    <style:style style:name="co5" style:family="table-column">
      <style:table-column-properties fo:break-before="auto" style:column-width="6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a conditional hunt of foxes in the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conditional variable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-Time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office:value-type="string" calcext:value-type="string">
            <text:p>A=1; B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office:value-type="string" calcext:value-type="string">
            <text:p>BirthRateA=0,3; BirthRateB=0,3; Damage_factor=0,15; DeathRateA=0,4; DeathRateB=0,2; Meet_factor=0,1; Nutrition_factor=0,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office:value-type="string" calcext:value-type="string">
            <text:p>predator_prey_conditional_hunting.sml</text:p>
          </table:table-cell>
          <table:table-cell office:value-type="string" calcext:value-type="string">
            <text:p>predator_prey_conditional_hunting.shf</text:p>
          </table:table-cell>
          <table:table-cell office:value-type="string" calcext:value-type="string">
            <text:p>conditional hunt of foxe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0:59:23.8424312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0:32:40.929924543</meta:creation-date>
    <dc:date>2021-07-19T11:06:57.682853716</dc:date>
    <meta:editing-duration>PT4H40M23S</meta:editing-duration>
    <meta:editing-cycles>10</meta:editing-cycles>
    <meta:generator>LibreOffice/6.4.7.2$Linux_X86_64 LibreOffice_project/40$Build-2</meta:generator>
    <meta:document-statistic meta:table-count="1" meta:cell-count="33" meta:object-count="0"/>
  </office:meta>
</office:document-meta>
</file>